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07やさしさアンチック" svg:font-family="07やさしさアンチック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TakaoPGothic" svg:font-family="TakaoPGothic" style:font-family-generic="system" style:font-pitch="variable"/>
    <style:font-face style:name="東風明朝" svg:font-family="東風明朝" style:font-family-generic="system" style:font-pitch="variable"/>
  </office:font-face-decls>
  <office:automatic-styles>
    <style:style style:name="表1" style:family="table">
      <style:table-properties style:width="18.494cm" table:align="margins"/>
    </style:style>
    <style:style style:name="表1.A" style:family="table-column">
      <style:table-column-properties style:column-width="18.494cm" style:rel-column-width="65535*"/>
    </style:style>
    <style:style style:name="表1.1" style:family="table-row">
      <style:table-row-properties style:min-row-height="1.016cm"/>
    </style:style>
    <style:style style:name="表1.A1" style:family="table-cell">
      <style:table-cell-properties fo:background-color="transparent" fo:padding="0.097cm" fo:border-left="none" fo:border-right="none" fo:border-top="3.5pt solid #000000" fo:border-bottom="3.5pt solid #000000">
        <style:background-image/>
      </style:table-cell-properties>
    </style:style>
    <style:style style:name="表2" style:family="table">
      <style:table-properties style:width="18.494cm" table:align="margins"/>
    </style:style>
    <style:style style:name="表2.A" style:family="table-column">
      <style:table-column-properties style:column-width="9.499cm" style:rel-column-width="33658*"/>
    </style:style>
    <style:style style:name="表2.B" style:family="table-column">
      <style:table-column-properties style:column-width="0.714cm" style:rel-column-width="2531*"/>
    </style:style>
    <style:style style:name="表2.C" style:family="table-column">
      <style:table-column-properties style:column-width="8.281cm" style:rel-column-width="29346*"/>
    </style:style>
    <style:style style:name="表2.A1" style:family="table-cell">
      <style:table-cell-properties fo:padding="0.097cm" fo:border-left="none" fo:border-right="none" fo:border-top="none" fo:border-bottom="0.05pt solid #333333"/>
    </style:style>
    <style:style style:name="表2.B1" style:family="table-cell">
      <style:table-cell-properties fo:padding="0.097cm" fo:border="none"/>
    </style:style>
    <style:style style:name="表2.2" style:family="table-row">
      <style:table-row-properties style:min-row-height="1.834cm"/>
    </style:style>
    <style:style style:name="表5" style:family="table">
      <style:table-properties style:width="4.593cm" table:align="left"/>
    </style:style>
    <style:style style:name="表5.A" style:family="table-column">
      <style:table-column-properties style:column-width="4.593cm"/>
    </style:style>
    <style:style style:name="表5.A1" style:family="table-cell">
      <style:table-cell-properties fo:padding="0.097cm" fo:border-left="none" fo:border-right="none" fo:border-top="none" fo:border-bottom="0.75pt solid #666666"/>
    </style:style>
    <style:style style:name="表3" style:family="table">
      <style:table-properties style:width="18.494cm" table:align="margins"/>
    </style:style>
    <style:style style:name="表3.A" style:family="table-column">
      <style:table-column-properties style:column-width="18.494cm" style:rel-column-width="65535*"/>
    </style:style>
    <style:style style:name="表3.A1" style:family="table-cell">
      <style:table-cell-properties fo:padding="0.097cm" fo:border="0.05pt solid #000000"/>
    </style:style>
    <style:style style:name="表4" style:family="table">
      <style:table-properties style:width="18.3cm" table:align="margins"/>
    </style:style>
    <style:style style:name="表4.A" style:family="table-column">
      <style:table-column-properties style:column-width="2.671cm" style:rel-column-width="9563*"/>
    </style:style>
    <style:style style:name="表4.B" style:family="table-column">
      <style:table-column-properties style:column-width="15.63cm" style:rel-column-width="55972*"/>
    </style:style>
    <style:style style:name="表4.A1" style:family="table-cell">
      <style:table-cell-properties fo:padding="0.097cm" fo:border="none"/>
    </style:style>
    <style:style style:name="表4.B1" style:family="table-cell">
      <style:table-cell-properties fo:padding="0.097cm" fo:border-left="1pt solid #333333" fo:border-right="none" fo:border-top="none" fo:border-bottom="none"/>
    </style:style>
    <style:style style:name="表6" style:family="table">
      <style:table-properties style:width="14.739cm" table:align="right" style:writing-mode="page"/>
    </style:style>
    <style:style style:name="表6.A" style:family="table-column">
      <style:table-column-properties style:column-width="14.739cm"/>
    </style:style>
    <style:style style:name="表6.A1" style:family="table-cell">
      <style:table-cell-properties fo:padding="0.097cm" fo:border-left="none" fo:border-right="none" fo:border-top="none" fo:border-bottom="0.5pt solid #808080"/>
    </style:style>
    <style:style style:name="表6.A2" style:family="table-cell">
      <style:table-cell-properties fo:padding="0.097cm" fo:border="none"/>
    </style:style>
    <style:style style:name="表7" style:family="table">
      <style:table-properties style:width="14.739cm" table:align="right" style:writing-mode="page"/>
    </style:style>
    <style:style style:name="表7.A" style:family="table-column">
      <style:table-column-properties style:column-width="14.739cm"/>
    </style:style>
    <style:style style:name="表7.A1" style:family="table-cell">
      <style:table-cell-properties fo:padding="0.097cm" fo:border-left="none" fo:border-right="none" fo:border-top="none" fo:border-bottom="0.5pt solid #808080"/>
    </style:style>
    <style:style style:name="表7.A2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officeooo:rsid="001bc053" officeooo:paragraph-rsid="001bc053"/>
    </style:style>
    <style:style style:name="P2" style:family="paragraph" style:parent-style-name="Standard">
      <style:text-properties fo:font-size="12pt" officeooo:rsid="00174993" officeooo:paragraph-rsid="0014d783" style:font-name-asian="07やさしさアンチック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rsid="00174993" officeooo:paragraph-rsid="0014d783" style:font-name-asian="07やさしさアンチック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74993" officeooo:paragraph-rsid="0014d783" style:font-name-asian="07やさしさアンチック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4993" officeooo:paragraph-rsid="001a8d24" style:font-name-asian="07やさしさアンチック" style:font-size-asian="12pt" style:font-size-complex="12pt"/>
    </style:style>
    <style:style style:name="P6" style:family="paragraph" style:parent-style-name="Standard">
      <style:text-properties fo:font-size="12pt" officeooo:rsid="001a8d24" officeooo:paragraph-rsid="001a8d24" style:font-name-asian="07やさしさアンチック" style:font-size-asian="12pt" style:font-size-complex="12pt"/>
    </style:style>
    <style:style style:name="P7" style:family="paragraph" style:parent-style-name="Standard">
      <style:text-properties fo:font-size="16pt" officeooo:rsid="00174993" officeooo:paragraph-rsid="0014d783" style:font-name-asian="07やさしさアンチック" style:font-size-asian="14pt" style:font-size-complex="16pt"/>
    </style:style>
    <style:style style:name="P8" style:family="paragraph" style:parent-style-name="Standard">
      <style:text-properties fo:font-size="18pt" officeooo:rsid="001bc053" officeooo:paragraph-rsid="001bc053" style:font-name-asian="07やさしさアンチック" style:font-size-asian="18pt" style:font-size-complex="18pt"/>
    </style:style>
    <style:style style:name="P9" style:family="paragraph" style:parent-style-name="Standard">
      <loext:graphic-properties draw:fill="none"/>
      <style:paragraph-properties fo:margin-left="0.6cm" fo:margin-right="0cm" fo:margin-top="0.55cm" fo:margin-bottom="0.55cm" loext:contextual-spacing="false" fo:text-indent="0cm" style:auto-text-indent="false" fo:background-color="transparent" style:writing-mode="page">
        <style:tab-stops>
          <style:tab-stop style:position="16.351cm" style:type="right"/>
        </style:tab-stops>
      </style:paragraph-properties>
      <style:text-properties fo:color="#1c1c1c" fo:font-size="18pt" officeooo:rsid="0014d783" officeooo:paragraph-rsid="0014d783" style:font-name-asian="07やさしさアンチック" style:font-size-asian="18pt" style:font-size-complex="18pt"/>
    </style:style>
    <style:style style:name="P10" style:family="paragraph" style:parent-style-name="Standard">
      <style:paragraph-properties fo:margin-top="0.275cm" fo:margin-bottom="0.275cm" loext:contextual-spacing="false" style:writing-mode="page"/>
      <style:text-properties fo:font-size="12pt" officeooo:rsid="0014d783" officeooo:paragraph-rsid="0018beb5" style:font-name-asian="07やさしさアンチック" style:font-size-asian="12pt" style:font-size-complex="12pt"/>
    </style:style>
    <style:style style:name="P11" style:family="paragraph" style:parent-style-name="Table_20_Contents">
      <style:paragraph-properties fo:margin-top="0.275cm" fo:margin-bottom="0.275cm" loext:contextual-spacing="false" fo:line-height="115%" fo:text-align="end" style:justify-single-word="false" style:writing-mode="page"/>
      <style:text-properties style:font-name="07やさしさアンチック" fo:font-size="14pt" officeooo:rsid="0014d783" officeooo:paragraph-rsid="00174993" style:font-name-asian="07やさしさアンチック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 style:writing-mode="page"/>
      <style:text-properties fo:font-size="12pt" officeooo:rsid="001a8d24" officeooo:paragraph-rsid="001bc053" style:font-name-asian="07やさしさアンチック" style:font-size-asian="12pt" style:font-size-complex="12pt"/>
    </style:style>
    <style:style style:name="P13" style:family="paragraph" style:parent-style-name="Table_20_Contents">
      <style:text-properties fo:font-size="18pt" style:font-name-asian="07やさしさアンチック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  <style:text-properties fo:font-size="12pt" style:font-name-asian="07やさしさアンチック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paragraph-rsid="001bc053" style:font-name-asian="07やさしさアンチック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07やさしさアンチック" fo:font-size="12pt" officeooo:rsid="0014d783" officeooo:paragraph-rsid="00174993" style:font-name-asian="07やさしさアンチック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07やさしさアンチック" fo:font-size="14pt" officeooo:rsid="0014d783" officeooo:paragraph-rsid="0014d783" style:font-name-asian="07やさしさアンチック" style:font-size-asian="14pt" style:font-size-complex="14pt"/>
    </style:style>
    <style:style style:name="P18" style:family="paragraph" style:parent-style-name="Table_20_Contents">
      <style:text-properties fo:font-size="16pt" officeooo:rsid="001bc053" officeooo:paragraph-rsid="001bc053" style:font-name-asian="07やさしさアンチック" style:font-size-asian="14pt" style:font-size-complex="16pt"/>
    </style:style>
    <style:style style:name="P19" style:family="paragraph" style:parent-style-name="Table_20_Contents">
      <loext:graphic-properties draw:fill="none"/>
      <style:paragraph-properties fo:margin-left="0.3cm" fo:margin-right="0cm" fo:text-align="start" style:justify-single-word="false" fo:text-indent="0cm" style:auto-text-indent="false" fo:background-color="transparent" text:number-lines="false" text:line-number="0"/>
      <style:text-properties fo:font-size="10pt" style:font-name-asian="07やさしさアンチック" style:font-size-asian="10pt" style:font-size-complex="10pt"/>
    </style:style>
    <style:style style:name="P20" style:family="paragraph" style:parent-style-name="Table_20_Contents">
      <loext:graphic-properties draw:fill="none"/>
      <style:paragraph-properties fo:margin-left="0.3cm" fo:margin-right="0cm" fo:text-align="start" style:justify-single-word="false" fo:text-indent="0cm" style:auto-text-indent="false" fo:background-color="transparent" text:number-lines="false" text:line-number="0"/>
      <style:text-properties fo:font-size="10pt" officeooo:paragraph-rsid="001bc053" style:font-name-asian="07やさしさアンチック" style:font-size-asian="10pt" style:font-size-complex="10pt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 style:writing-mode="page"/>
      <style:text-properties fo:font-size="12pt" officeooo:paragraph-rsid="001a8d24" style:font-name-asian="07やさしさアンチック" style:font-size-asian="12pt" style:font-size-complex="12pt"/>
    </style:style>
    <style:style style:name="P22" style:family="paragraph" style:parent-style-name="Table_20_Contents">
      <style:paragraph-properties fo:margin-top="0cm" fo:margin-bottom="0cm" loext:contextual-spacing="false" fo:line-height="115%" fo:text-align="end" style:justify-single-word="false" style:writing-mode="page"/>
      <style:text-properties style:font-name="07やさしさアンチック" fo:font-size="12pt" officeooo:rsid="001bc053" officeooo:paragraph-rsid="001bc053" style:font-name-asian="07やさしさアンチック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.7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 style:writing-mode="page"/>
      <style:text-properties fo:font-size="12pt" officeooo:rsid="001a8d24" officeooo:paragraph-rsid="001bc053" style:font-name-asian="07やさしさアンチック" style:font-size-asian="12pt" style:font-size-complex="12pt"/>
    </style:style>
    <style:style style:name="P24" style:family="paragraph" style:parent-style-name="Standard">
      <style:text-properties fo:font-size="12pt" officeooo:rsid="001d70de" officeooo:paragraph-rsid="001d70de" style:font-name-asian="07やさしさアンチック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70de" style:font-size-asian="12pt" style:font-size-complex="12pt"/>
    </style:style>
    <style:style style:name="T4" style:family="text">
      <style:text-properties officeooo:rsid="00164137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officeooo:rsid="001d70de" style:font-size-asian="22pt" style:font-size-complex="22pt"/>
    </style:style>
    <style:style style:name="T8" style:family="text">
      <style:text-properties officeooo:rsid="001bc053"/>
    </style:style>
    <style:style style:name="T9" style:family="text">
      <style:text-properties officeooo:rsid="001d70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row table:style-name="表1.1">
          <table:table-cell table:style-name="表1.A1" office:value-type="string">
            <text:p text:style-name="P9"><text:span text:style-name="T5">書類送付のご案内</text:span><text:tab/><text:span text:style-name="T2">発送日 </text:span><text:span text:style-name="T3">&lt;</text:span><text:span text:style-name="T2">日付</text:span><text:span text:style-name="T3">&gt;</text:span></text:p>
          </table:table-cell>
        </table:table-row>
      </table:table>
      <text:p text:style-name="P10">□ 至急　　□ご連絡　　□ご案内　　□要返信　　□査収ください</text:p>
      <text:p text:style-name="P10"><text:s/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><text:span text:style-name="T7">&lt;</text:span><text:span text:style-name="T6">相手先</text:span><text:span text:style-name="T7">&gt;</text:span> <text:span text:style-name="T1">御中</text:span></text:p>
          </table:table-cell>
          <table:table-cell table:style-name="表2.B1" office:value-type="string">
            <text:p text:style-name="P13"/>
          </table:table-cell>
          <table:table-cell table:style-name="表2.B1" office:value-type="string">
            <text:p text:style-name="P17"/>
          </table:table-cell>
        </table:table-row>
        <table:table-row table:style-name="表2.2">
          <table:table-cell table:style-name="表2.B1" office:value-type="string">
            <text:p text:style-name="P13"/>
          </table:table-cell>
          <table:table-cell table:style-name="表2.B1" office:value-type="string">
            <text:p text:style-name="P13"/>
          </table:table-cell>
          <table:table-cell table:style-name="表2.B1" office:value-type="string">
            <text:p text:style-name="P16"><text:span text:style-name="T9">&lt;</text:span>住所<text:span text:style-name="T9">&gt;</text:span></text:p>
            <text:p text:style-name="P16"><text:span text:style-name="T9">&lt;</text:span>建物<text:span text:style-name="T9">&gt;</text:span></text:p>
            <text:p text:style-name="P11"><text:span text:style-name="T9">&lt;</text:span>自分の名前<text:span text:style-name="T9">&gt;</text:span></text:p>
            <text:p text:style-name="P22">--------------------------------------</text:p>
            <text:p text:style-name="P22"><text:span text:style-name="T9">&lt;</text:span>電話番号<text:span text:style-name="T9">&gt;</text:span></text:p>
            <text:p text:style-name="P22"><text:span text:style-name="T9">&lt;</text:span>メールアドレス<text:span text:style-name="T9">&gt;</text:span></text:p>
          </table:table-cell>
        </table:table-row>
      </table:table>
      <text:p text:style-name="P7"/>
      <table:table table:name="表5" table:style-name="表5">
        <table:table-column table:style-name="表5.A"/>
        <table:table-row>
          <table:table-cell table:style-name="表5.A1" office:value-type="string">
            <text:p text:style-name="P18"><text:span text:style-name="T9">&lt;</text:span>○○の件<text:span text:style-name="T9">&gt;</text:span></text:p>
          </table:table-cell>
        </table:table-row>
      </table:table>
      <text:p text:style-name="P7"/>
      <text:p text:style-name="P2">前略</text:p>
      <text:p text:style-name="P6"/>
      <text:p text:style-name="P24">&lt;本文&gt;</text:p>
      <text:p text:style-name="P3">早々</text:p>
      <text:p text:style-name="P3"/>
      <text:p text:style-name="P3"/>
      <table:table table:name="表3" table:style-name="表3">
        <table:table-column table:style-name="表3.A"/>
        <table:table-row>
          <table:table-cell table:style-name="表3.A1" office:value-type="string">
            <table:table table:name="表4" table:style-name="表4">
              <table:table-column table:style-name="表4.A"/>
              <table:table-column table:style-name="表4.B"/>
              <table:table-row>
                <table:table-cell table:style-name="表4.A1" office:value-type="string">
                  <text:p text:style-name="P21">送付資料</text:p>
                </table:table-cell>
                <table:table-cell table:style-name="表4.B1" office:value-type="string">
                  <table:table table:name="表6" table:style-name="表6">
                    <table:table-column table:style-name="表6.A"/>
                    <table:table-row>
                      <table:table-cell table:style-name="表6.A1" office:value-type="string">
                        <text:p text:style-name="P14">資料<text:span text:style-name="T8">1</text:span></text:p>
                      </table:table-cell>
                    </table:table-row>
                    <table:table-row>
                      <table:table-cell table:style-name="表6.A2" office:value-type="string">
                        <text:p text:style-name="P19">資料<text:span text:style-name="T8">1の説明</text:span></text:p>
                      </table:table-cell>
                    </table:table-row>
                  </table:table>
                  <text:p text:style-name="P23"/>
                  <table:table table:name="表7" table:style-name="表7">
                    <table:table-column table:style-name="表7.A"/>
                    <table:table-row>
                      <table:table-cell table:style-name="表7.A1" office:value-type="string">
                        <text:p text:style-name="P15">資料<text:span text:style-name="T8">2</text:span></text:p>
                      </table:table-cell>
                    </table:table-row>
                    <table:table-row>
                      <table:table-cell table:style-name="表7.A2" office:value-type="string">
                        <text:p text:style-name="P20">資料<text:span text:style-name="T8">2の説明</text:span></text:p>
                      </table:table-cell>
                    </table:table-row>
                  </table:table>
                  <text:p text:style-name="P12"/>
                </table:table-cell>
              </table:table-row>
            </table:table>
            <text:p text:style-name="P5"/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07やさしさアンチック" svg:font-family="07やさしさアンチック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TakaoPGothic" svg:font-family="TakaoPGothic" style:font-family-generic="system" style:font-pitch="variable"/>
    <style:font-face style:name="東風明朝" svg:font-family="東風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東風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東風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46cm" style:type="center"/>
          <style:tab-stop style:position="18.49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bc053" officeooo:paragraph-rsid="001bc053"/>
    </style:style>
    <style:page-layout style:name="Mpm1">
      <style:page-layout-properties fo:page-width="21.001cm" fo:page-height="29.7cm" style:num-format="1" style:print-orientation="portrait" fo:margin-top="1.138cm" fo:margin-bottom="2cm" fo:margin-left="1.296cm" fo:margin-right="1.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/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7:43:28.428018856</meta:creation-date>
    <dc:date>2018-12-27T22:28:50.430326218</dc:date>
    <meta:editing-duration>PT18M59S</meta:editing-duration>
    <meta:editing-cycles>5</meta:editing-cycles>
    <meta:generator>LibreOffice/6.0.5.2$Linux_X86_64 LibreOffice_project/54c8cbb85f300ac59db32fe8a675ff7683cd5a16</meta:generator>
    <meta:document-statistic meta:table-count="7" meta:image-count="0" meta:object-count="0" meta:page-count="1" meta:paragraph-count="20" meta:word-count="110" meta:character-count="164" meta:non-whitespace-character-count="151"/>
  </office:meta>
</office:document-meta>
</file>